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3"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ilan 1ère semaine de projet</text:p>
      <text:p text:style-name="P1"/>
      <text:p text:style-name="P1"/>
      <text:p text:style-name="P2"><text:tab/>Pendant cette deuxième semaine de projet, nous nous sommes consacrés à l'élaboration et/ou à la correction du cahier des charges fonctionnel étendu du projet. Nous nous sommes donc attardés sur les techniques et technologies que nous devions utilisées pour mener à bien le projet.</text:p>
      <text:p text:style-name="P2"/>
      <text:p text:style-name="P2"><text:tab/>En ce qui me concerne, j'ai été absent pendant la majeure partie de la semaine pour raison de maladie, j'ai donc peu travaillé, bien qu'ayant néanmoins fait quelques recherches pour le bon avancement du projet. </text:p>
      <text:p text:style-name="P2"><text:tab/>A mon retour, nous avons effectué une réunion pour déterminer les tâches que nous aurions à réaliser jusqu'à la fin du projet, et avons presque intégralement terminé de rédiger le cahier des charges fonctionnels étendu.</text:p>
      <text:p text:style-name="P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1-08T10:04:41.67</meta:creation-date>
    <dc:date>2018-11-12T11:23:45.19</dc:date>
    <meta:editing-duration>PT1H1M11S</meta:editing-duration>
    <meta:editing-cycles>8</meta:editing-cycles>
    <meta:generator>OpenOffice/4.1.1$Win32 OpenOffice.org_project/411m6$Build-9775</meta:generator>
    <meta:document-statistic meta:table-count="0" meta:image-count="0" meta:object-count="0" meta:page-count="1" meta:paragraph-count="5" meta:word-count="119" meta:character-count="742"/>
  </office:meta>
</office:document-meta>
</file>